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17048*"/>
    </style:style>
    <style:style style:name="Tabela1.B" style:family="table-column">
      <style:table-column-properties style:column-width="5.125in" style:rel-column-width="484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12_Moderowanie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Administrator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Administrator usuwa ogłoszenie, opinię lub użytkownika, jeżeli naruszają oni regulamin. 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Administrator jest zalogowany w systemie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Administrator poprawnie loguje się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Jeżeli administrator chce usunąc ogłoszenie: Usunięcie ogłoszenia z systemu. Wyśietlenie użytkownikowi informacji o usunięciu jego ogłoszenia.</text:p>
            <text:p text:style-name="Table_20_Contents">Jeżeli administrator chce usunąc użytkownika: Usunięcie ogłoszenia z systemu. Wyśietlenie użytkownikowi informacji o usunięciu jego opinii.</text:p>
            <text:p text:style-name="Table_20_Contents">Jeżeli administrator chce usunąc użytkownika: Usunięcie użytkownika z systemu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Brak zmian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 System wyświetla panel administratora. </text:p>
            <text:p text:style-name="Table_20_Contents">2. Administrator klika przycisk "Usuń ogłoszenie".</text:p>
            <text:p text:style-name="Table_20_Contents">3. System wyświetla okno z formularzem usuwania ogłoszenia. </text:p>
            <text:p text:style-name="Table_20_Contents">4. Administrator wpisuje indentyfikator ogłoszenia, które chce usunąć.</text:p>
            <text:p text:style-name="Table_20_Contents">5. System wyświetla okno "Czy na pewno chcesz usunąć to ogłoszenie?" </text:p>
            <text:p text:style-name="Table_20_Contents">6. Administrator klika przyciska "Tak".</text:p>
            <text:p text:style-name="Table_20_Contents">7. System usuwa ogłoszenie, wyświetla użytkownikowi informację, że jego ogłoszenie zostało usunięte oraz wyświetla użytkonikom, którzy byli zaintesowani ogłoszniem informacje o usunięciu danego ogłoszenia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.1 Administrator klika przycisk "Usuń opinię".</text:p>
            <text:p text:style-name="Table_20_Contents">2.a.3. System wyświetla okno z formularzem usuwania ogłoszenia. </text:p>
            <text:p text:style-name="Table_20_Contents">2.a.3 Administrator wpisuje id opinii, którą chce usunąć.</text:p>
            <text:p text:style-name="Table_20_Contents">2.a.4 System wyświetla okno "Czy na pewno chcesz usunąć tą opinię?" </text:p>
            <text:p text:style-name="Table_20_Contents">2.a.5 Administrator klika przyciska "Tak".</text:p>
            <text:p text:style-name="Table_20_Contents">2.a.6 System usuwa opinię oraz wyśietla użytkonikowi, który wystawił opinię oraz temu któremu opinia została wystawiona o usunięciu opniii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.1 Administrator klika przycisk "Usuń użytkonika".</text:p>
            <text:p text:style-name="Table_20_Contents">2.a.2 System wyświetla okno z formularzem usuwania użytkownika. </text:p>
            <text:p text:style-name="Table_20_Contents">2.a.3 Administrator wpisuje login użytkownika, którego konto chce usunąć.</text:p>
            <text:p text:style-name="Table_20_Contents">2.a.4 System wyświetla okno "Czy na pewno chcesz usunąć tego użytkownika?" </text:p>
            <text:p text:style-name="Table_20_Contents">2.a.5 Administrator klika przyciska "Tak".</text:p>
            <text:p text:style-name="Table_20_Contents">2.a.6 System usuwa wszystkie ogłosznie i dopasowania użytkownika, blokuje aktywne czaty, informuje użytkowników, którzy mieli aktywne dopasowania do usuniętego użytkonika o jego usunięciu oraz usuwa użytkownik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dc:date>2019-11-17T10:00:50.24</dc:date>
    <meta:editing-duration>PT2H3M15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38" meta:word-count="279" meta:character-count="2259"/>
  </office:meta>
</office:document-meta>
</file>